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Heading_20_1" office:value-type="string" calcext:value-type="string">
            <text:p>Gebratene Nudeln</text:p>
          </table:table-cell>
          <table:table-cell table:number-columns-repeated="3"/>
          <table:table-cell office:value-type="string" calcext:value-type="string">
            <text:p>https://www.chefkoch.de/rezepte/1598391267089394/Gebratene-Nudeln-mit-Gemuese-asiatisch.html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Portionen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Zutaten: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öhren</text:p>
          </table:table-cell>
          <table:table-cell table:formula="of:=4/3*[.$B$3]" office:value-type="float" office:value="4" calcext:value-type="float">
            <text:p>4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itzkohl</text:p>
          </table:table-cell>
          <table:table-cell table:formula="of:=1/12*[.$B$3]" office:value-type="float" office:value="0.25" calcext:value-type="float">
            <text:p>0.25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ree</text:p>
          </table:table-cell>
          <table:table-cell table:formula="of:=1/3*[.$B$3]" office:value-type="float" office:value="1" calcext:value-type="float">
            <text:p>1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rbsen</text:p>
          </table:table-cell>
          <table:table-cell table:formula="of:=140/3*[.$B$3]" office:value-type="float" office:value="140" calcext:value-type="float">
            <text:p>140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-Err Pilze</text:p>
          </table:table-cell>
          <table:table-cell table:formula="of:=10/3*[.$B$3]" office:value-type="float" office:value="10" calcext:value-type="float">
            <text:p>10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jasauce</text:p>
          </table:table-cell>
          <table:table-cell table:formula="of:=5/3*[.$B$3]" office:value-type="float" office:value="5" calcext:value-type="float">
            <text:p>5</text:p>
          </table:table-cell>
          <table:table-cell office:value-type="string" calcext:value-type="string">
            <text:p>Spritz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ucker</text:p>
          </table:table-cell>
          <table:table-cell table:formula="of:=1/3*[.$B$3]"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itronensaft</text:p>
          </table:table-cell>
          <table:table-cell table:formula="of:=1/3*[.$B$3]" office:value-type="float" office:value="1" calcext:value-type="float">
            <text:p>1</text:p>
          </table:table-cell>
          <table:table-cell office:value-type="string" calcext:value-type="string">
            <text:p>Spritz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aghetti</text:p>
          </table:table-cell>
          <table:table-cell table:formula="of:=200/3*[.$B$3]"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Ö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ilischote</text:p>
          </table:table-cell>
          <table:table-cell table:formula="of:=1/3*[.$B$3]" office:value-type="float" office:value="1" calcext:value-type="float">
            <text:p>1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gerpulv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urrypulv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prikapulver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calcext:value-type="string">
            <text:p>1) Die Mu-Err-Pilze in kaltem Wasser eine Stunde einweichen, anschließend 15 Minuten in wenig Wasser koch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2) Die Spaghetti nach Packungsanweisung bissfest koch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3) Pilze, Karotten, Spitzkohl und Lauch klein schneiden. 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4) Pilze und Karotten in heißem Öl anbraten, anschließend Kohl, Lauch und Erbsen dazugeben und mitbrat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5) ie abgetropften Spaghetti dazugeben und auch kurz mitbrat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6) Mit klein geschnittener Chilischote oder Cayennepfeffer, Sojasauce, Zucker, Zitronensaft, Ingwer, Paprika, Salz, Pfeffer und Curry abschmecken.</text:p>
          </table:table-cell>
          <table:table-cell table:style-name="ce3" table:number-columns-repeated="7"/>
        </table:table-row>
        <table:table-row table:style-name="ro2">
          <table:table-cell table:style-name="ce3" table:number-columns-repeated="8"/>
        </table:table-row>
        <table:table-row table:style-name="ro2">
          <table:table-cell table:style-name="ce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8:50:23.4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0:04:33.782000000</meta:creation-date>
    <meta:generator>LibreOffice/6.1.0.3$Windows_X86_64 LibreOffice_project/efb621ed25068d70781dc026f7e9c5187a4decd1</meta:generator>
    <dc:date>2021-07-21T19:53:36.576000000</dc:date>
    <meta:editing-duration>PT1H35M4S</meta:editing-duration>
    <meta:editing-cycles>12</meta:editing-cycles>
    <meta:document-statistic meta:table-count="1" meta:cell-count="45" meta:object-count="0"/>
  </office:meta>
</office:document-meta>
</file>